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style:style>
    <style:style style:name="P2" style:parent-style-name="Standard" style:family="paragraph">
      <style:paragraph-properties fo:text-indent="0.4923in"/>
    </style:style>
    <style:style style:name="P3" style:parent-style-name="Standard" style:family="paragraph">
      <style:paragraph-properties fo:text-indent="0.4923in"/>
    </style:style>
    <style:style style:name="P4" style:parent-style-name="Standard" style:family="paragraph">
      <style:paragraph-properties fo:text-indent="0.4923in"/>
    </style:style>
  </office:automatic-styles>
  <office:body>
    <office:text text:use-soft-page-breaks="true">
      <text:h text:style-name="P1" text:outline-level="2">Prs</text:h>
      <text:p text:style-name="Textbody">Represents currently logged in person. <text:s/>Standard data, plus two lists of ids for the teams and competitions in which the person participates. <text:s/>The myCmps list is updated exclusively via updates to team memberships, not as the<text:s/>result of any other action, e.g. updates to Cmps.</text:p>
      <text:p text:style-name="Standard">prs: {</text:p>
      <text:p text:style-name="Standard"><text:tab/>id: &lt;int&gt;</text:p>
      <text:p text:style-name="Standard"><text:tab/>email: &lt;str&gt;</text:p>
      <text:p text:style-name="Standard"><text:tab/>first: &lt;str&gt;</text:p>
      <text:p text:style-name="Standard"><text:tab/>last: &lt;str&gt;</text:p>
      <text:p text:style-name="Standard"><text:tab/>myTeams: [&lt;strInt&gt;, &lt;strInt&gt;, …] <text:s/>// Ids of my teams. <text:s/>Consult store.teams for info</text:p>
      <text:p text:style-name="Standard"><text:tab/>myCmps:[&lt;strInt&gt;, &lt;strInt&gt;, …] <text:s text:c="3"/>// Ids of my cmps. <text:s/>Consult<text:s/>store.cmps for info</text:p>
      <text:p text:style-name="Standard">}</text:p>
      <text:p text:style-name="Standard"/>
      <text:h text:style-name="Heading2" text:outline-level="2">Teams</text:h>
      <text:p text:style-name="Standard">This is a master copy of all known teams, at whatever detail they’ve been loaded thus far. <text:s/>Team details exist only here. <text:s/>All other data, e.g. Prss, stores only strInt references holding the id of the team.</text:p>
      <text:p text:style-name="Standard"/>
      <text:p text:style-name="Standard">Mmbs is duplicative of Prss information, but is needed for listing of team members in the UI, without having to load full Prss information about non-logged-in persons. <text:s/>The REST interface supplies this information as part of GET for Team.</text:p>
      <text:p text:style-name="Standard"/>
      <text:p text:style-name="Standard">newStore.teams =<text:s/>oldStore.teams;</text:p>
      <text:p text:style-name="Standard"/>
      <text:p text:style-name="Standard">teams: {</text:p>
      <text:p text:style-name="Standard"><text:tab/>id: {</text:p>
      <text:p text:style-name="Standard"><text:s text:c="23"/>id: &lt;int&gt;</text:p>
      <text:p text:style-name="Standard"><text:tab/><text:tab/>teamName: &lt;str&gt;</text:p>
      <text:p text:style-name="Standard"><text:tab/><text:tab/>mmbs: {</text:p>
      <text:p text:style-name="Standard"><text:tab/><text:tab/><text:tab/>id: {</text:p>
      <text:p text:style-name="Standard"><text:tab/><text:tab/><text:tab/><text:tab/>firstName: &lt;str&gt;</text:p>
      <text:p text:style-name="Standard"><text:tab/><text:tab/><text:tab/><text:tab/>lastName: &lt;str&gt;</text:p>
      <text:p text:style-name="Standard"><text:tab/><text:tab/><text:tab/><text:tab/>email: &lt;str&gt;</text:p>
      <text:p text:style-name="Standard"><text:tab/><text:tab/><text:tab/>}</text:p>
      <text:p text:style-name="Standard"><text:tab/><text:tab/><text:tab/>...</text:p>
      <text:p text:style-name="Standard"><text:tab/><text:tab/>}</text:p>
      <text:p text:style-name="Standard"><text:s text:c="24"/>bestScore: &lt;number&gt;</text:p>
      <text:p text:style-name="Standard"><text:tab/><text:tab/>leaderId: &lt;int&gt; <text:s text:c="5"/>// ID of team lead</text:p>
      <text:p text:style-name="Standard"><text:tab/><text:tab/>toggled: &lt;bool&gt; <text:s/>// Is team expanded in display?</text:p>
      <text:p text:style-name="Standard"><text:s text:c="23"/>canSubmit: &lt;bool&gt;</text:p>
      <text:p text:style-name="Standard"><text:s text:c="23"/>cmpId: &lt;int&gt;</text:p>
      <text:p text:style-name="Standard"><text:tab/><text:tab/>lastSubmit: &lt;number&gt;</text:p>
      <text:p text:style-name="Standard"><text:tab/>}</text:p>
      <text:p text:style-name="Standard"><text:tab/>...</text:p>
      <text:p text:style-name="Standard">}</text:p>
      <text:p text:style-name="Standard"/>
      <text:soft-page-break/>
      <text:h text:style-name="Heading3" text:outline-level="3">Ctps</text:h>
      <text:p text:style-name="Textbody">Master copy of all known Ctp information, including targets for all presently loaded Cmps.</text:p>
      <text:p text:style-name="Standard">ctps:{</text:p>
      <text:p text:style-name="Standard"><text:tab/>id: {</text:p>
      <text:p text:style-name="Standard"><text:tab/><text:tab/>name: &lt;str&gt;</text:p>
      <text:p text:style-name="Standard"><text:tab/><text:tab/>description: &lt;str&gt;</text:p>
      <text:p text:style-name="Standard"><text:tab/><text:tab/>prmSchema: &lt;str&gt;</text:p>
      <text:p text:style-name="Standard"><text:tab/>}</text:p>
      <text:p text:style-name="Standard">}</text:p>
      <text:p text:style-name="Standard"/>
      <text:h text:style-name="Heading3" text:outline-level="3">Cmps</text:h>
      <text:p text:style-name="Textbody">All currently loaded cmps, including targets for every reference from Prss.</text:p>
      <text:p text:style-name="Standard">cmps: {</text:p>
      <text:p text:style-name="Standard"><text:tab/>id: {</text:p>
      <text:p text:style-name="Standard"><text:s text:c="24"/>id: &lt;int&gt;</text:p>
      <text:p text:style-name="Standard"><text:tab/><text:tab/>title: &lt;str&gt;</text:p>
      <text:p text:style-name="Standard"><text:s text:c="24"/>ctpId: &lt;strInt&gt; <text:s text:c="14"/>// ID of Competition type, reference to Ctps</text:p>
      <text:p text:style-name="Standard"><text:s text:c="24"/>ownerid: &lt;int&gt;</text:p>
      <text:p text:style-name="Standard"><text:tab/><text:tab/>description: &lt;str&gt;</text:p>
      <text:p text:style-name="Standard"><text:tab/><text:tab/>hints: &lt;str&gt;<text:s/><text:tab/><text:tab/><text:s text:c="3"/>//identifier for hints page</text:p>
      <text:p text:style-name="Standard"><text:tab/><text:tab/>prms: &lt;str&gt; <text:s text:c="20"/>// JSON <text:s/>parameter string conforming to prmSchema from ctp</text:p>
      <text:p text:style-name="Standard"><text:s text:c="4"/><text:s text:c="20"/>curTeamId: &lt;int&gt; <text:s text:c="11"/>// ID of team presently able to submit</text:p>
      <text:p text:style-name="Standard"><text:s text:c="24"/>joined: &lt;boolean&gt; <text:s text:c="10"/>// Current user is on a team for this competition</text:p>
      <text:p text:style-name="Standard"><text:s text:c="24"/>rules: &lt;0 ior 1&gt; <text:s text:c="14"/>// (0 standard</text:p>
      <text:p text:style-name="Standard"><text:tab/><text:tab/>cmpTeams: [&lt;strInt&gt;, &lt;strInt&gt;, …] //Ids of participating teams.</text:p>
      <text:p text:style-name="Standard"><text:tab/>}</text:p>
      <text:p text:style-name="Standard"><text:tab/>...</text:p>
      <text:p text:style-name="Standard">}</text:p>
      <text:p text:style-name="Standard"/>
      <text:h text:style-name="Heading3" text:outline-level="3">Sbms</text:h>
      <text:p text:style-name="Textbody">Submissions for the currently active teams, incrementally loaded as a prs loads the sbm page for a given team. Sbms are organized by team, with each team keeping track of<text:s/>the ctpName, the current sbm, and a history of past sbms. The current sbm can either be ungraded or graded, as indicated by the presence of score and testResult properties. History does not include the current sbm and is ordered with the newest sbms in the<text:s/>lowest indices.</text:p>
      <text:p text:style-name="Standard"/>
      <text:p text:style-name="Standard">sbms: {</text:p>
      <text:p text:style-name="Standard"><text:tab/>teamId: {</text:p>
      <text:p text:style-name="Standard"><text:tab/><text:tab/>// this is independent of the submission loading</text:p>
      <text:p text:style-name="Standard"><text:tab/><text:tab/>ctpName: &lt;str&gt; (e.g. “LandGrab”)</text:p>
      <text:p text:style-name="Standard"/>
      <text:p text:style-name="Standard"><text:tab/><text:tab/>current: {</text:p>
      <text:p text:style-name="Standard"><text:tab/><text:tab/><text:tab/>id: &lt;int&gt;,</text:p>
      <text:soft-page-break/>
      <text:p text:style-name="Standard"><text:tab/><text:tab/><text:tab/>cmpId: &lt;int&gt;,</text:p>
      <text:p text:style-name="Standard"><text:tab/><text:tab/><text:tab/>teamId: &lt;int&gt;,</text:p>
      <text:p text:style-name="Standard"><text:tab/><text:tab/><text:tab/>time: &lt;str&gt;,</text:p>
      <text:p text:style-name="Standard"><text:tab/><text:tab/><text:tab/>score: &lt;num&gt;,</text:p>
      <text:p text:style-name="Standard"><text:tab/><text:tab/><text:tab/>content: &lt;JSON str&gt;,</text:p>
      <text:p text:style-name="Standard"><text:tab/><text:tab/><text:tab/>testResult: &lt;JSON str&gt;,</text:p>
      <text:p text:style-name="Standard"><text:tab/><text:tab/><text:tab/>practiceRun: 0/1</text:p>
      <text:p text:style-name="Standard"><text:tab/><text:tab/>}</text:p>
      <text:p text:style-name="Standard"/>
      <text:p text:style-name="Standard"><text:tab/><text:tab/>history: [ &lt;like current, but historical in descending chrono order&gt; ]</text:p>
      <text:p text:style-name="P2">}</text:p>
      <text:p text:style-name="P3">…</text:p>
      <text:p text:style-name="Standard">}</text:p>
      <text:p text:style-name="P4"/>
      <text:p text:style-name="Standard"/>
      <text:h text:style-name="Heading3" text:outline-level="3">UpdateTimes</text:h>
      <text:p text:style-name="Textbody">Record of most recent updates for various branches of the store, as indicated in specific comments below. <text:s/>Cmps and myCmps reflect last updates for all Cmps, and for Cmps of the currently logged in prs, respectively.</text:p>
      <text:p text:style-name="Standard">updateTimes: {</text:p>
      <text:p text:style-name="Standard"><text:tab/>myTeams: &lt;date&gt; <text:s/>// Last update of team membership for currently logged in prs</text:p>
      <text:p text:style-name="Standard"><text:tab/>prs: &lt;date&gt; <text:s text:c="12"/>// last signin</text:p>
      <text:p text:style-name="Standard"><text:tab/>cmps: &lt;date&gt; <text:s text:c="4"/><text:s text:c="4"/>// last update for all cmps</text:p>
      <text:p text:style-name="Standard"><text:tab/>myCmps:&lt;date&gt; <text:s text:c="3"/>// last update for cmps of the currently logged in prs</text:p>
      <text:p text:style-name="Standard">}</text:p>
      <text:p text:style-name="Standard"/>
      <text:h text:style-name="Heading3" text:outline-level="3">Errs</text:h>
      <text:p text:style-name="Textbody">List of error string in need of display.</text:p>
      <text:p text:style-name="Textbody">errs: ["error string", "error string", ...]</text:p>
      <text:p text:style-name="Standard"/>
      <text:h text:style-name="Heading2" text:outline-level="2">Actions</text:h>
      <text:h text:style-name="Heading3" text:outline-level="3">General Rules</text:h>
      <text:p text:style-name="Textbody">All cmpId and teamId values are<text:s/>strings, not ints, in actions.</text:p>
      <text:h text:style-name="Heading3" text:outline-level="3">Prs Related</text:h>
      <text:p text:style-name="Standard">GET_PRS_TEAMS</text:p>
      <text:p text:style-name="Standard">Retrieve all teams for the currently logged-in person, not including full membership information. <text:s/>Update Prs and Teams, but leave membership lists empty in Teams.</text:p>
      <text:p text:style-name="Standard"/>
      <text:p text:style-name="Standard">GET_PRS_CMPS</text:p>
      <text:p text:style-name="Standard">Retrieve all cmps for<text:s/>the currently logged-in person. <text:s/>Update Cmps, but not Prss since consistent update of Prss would also require related team information, which can only be obtained via team<text:s/><text:soft-page-break/>actions. <text:s/>Update Prss competition information via team actions only.</text:p>
      <text:p text:style-name="Standard"/>
      <text:p text:style-name="Standard">SIGN_IN</text:p>
      <text:p text:style-name="Standard">Log in. <text:s/>Update Prss</text:p>
      <text:p text:style-name="Standard"/>
      <text:p text:style-name="Standard">SIGN_OUT</text:p>
      <text:p text:style-name="Standard">Log out. <text:s/>Update all branches, clearing them.</text:p>
      <text:p text:style-name="Standard"/>
      <text:h text:style-name="Heading3" text:outline-level="3">Teams Related</text:h>
      <text:p text:style-name="Standard">GET_TEAM</text:p>
      <text:p text:style-name="Standard">Get information for one team. <text:s/>Update teams.</text:p>
      <text:p text:style-name="Standard"/>
      <text:p text:style-name="Standard">GET_TEAM_MMBS</text:p>
      <text:p text:style-name="Standard">Get full membership information for a team. <text:s/>Update Teams, but not Prss despite having membership information since this would be redundant and incomplete. <text:s/>Prss will have team information anyway since only Prss-participating teams are even shown.</text:p>
      <text:p text:style-name="Standard"/>
      <text:p text:style-name="Standard">ADD_TEAM</text:p>
      <text:p text:style-name="Standard">Post a new team. <text:s/>Update Teams, Prss, and Cmps.</text:p>
      <text:p text:style-name="Standard"/>
      <text:p text:style-name="Standard">ADD_TEAM_MMB</text:p>
      <text:p text:style-name="Standard">Add a new membership<text:s/>(currently logged in person) to a team. <text:s/>Update Teams and Prss.</text:p>
      <text:p text:style-name="Standard"/>
      <text:p text:style-name="Standard">PUT_TEAM</text:p>
      <text:p text:style-name="Standard">Update team information. <text:s/>Update Teams.</text:p>
      <text:p text:style-name="Standard"/>
      <text:p text:style-name="Standard">DEL_TEAM</text:p>
      <text:p text:style-name="Standard">Remove a team. <text:s/>Update Teams, sbms, and Prss, including Prss.myCmps</text:p>
      <text:p text:style-name="Standard"/>
      <text:h text:style-name="Heading3" text:outline-level="3">Ctps Related</text:h>
      <text:p text:style-name="Standard">GET_CTP</text:p>
      <text:p text:style-name="Standard">Get a single CTP. <text:s/>Update Ctps. <text:s/>For now,<text:s/>Ctps are obtained only as-needed by an sbm or cmp.</text:p>
      <text:p text:style-name="Standard"/>
      <text:h text:style-name="Heading3" text:outline-level="3">Cmps Related</text:h>
      <text:p text:style-name="Standard">GET_CMPS</text:p>
      <text:p text:style-name="Standard">Get all current competitions, mine or others. <text:s/>Update cmps</text:p>
      <text:p text:style-name="Standard"/>
      <text:p text:style-name="Standard">PUT_CMP</text:p>
      <text:p text:style-name="Standard">Update a cmp. <text:s/>Update cmps. <text:s/>(Not currently used, but kept for future use.)</text:p>
      <text:p text:style-name="Standard"/>
      <text:p text:style-name="Standard">GET_CMP_TEAMS</text:p>
      <text:p text:style-name="Standard">Get teams for a cmp. <text:s/>Update cmps and teams.</text:p>
      <text:p text:style-name="Standard"/>
      <text:soft-page-break/>
      <text:h text:style-name="Heading3" text:outline-level="3">Sbms Related</text:h>
      <text:p text:style-name="Textbody">GET_SBMS</text:p>
      <text:p text:style-name="Textbody">Get submissions related to a particular team/cmp. <text:s/>Presently posts just the current sbm, though the design accommodates a sbm history. <text:s/>Update sbms</text:p>
      <text:p text:style-name="Textbody">POST_SBM</text:p>
      <text:p text:style-name="Textbody">Post a new sbm for a given team/cmp. <text:s/>Update<text:s/>sbms.</text:p>
      <text:p text:style-name="Textbody">REFRESH_SBM</text:p>
      <text:p text:style-name="Textbody">Refresh the current sbm specifically. <text:s/>Update sbms.</text:p>
      <text:p text:style-name="Standard"/>
      <text:h text:style-name="Heading3" text:outline-level="3">Errs Related</text:h>
      <text:p text:style-name="Textbody">SHOW_ERR</text:p>
      <text:p text:style-name="Textbody">Set errs to a provided array of displayable strings</text:p>
      <text:p text:style-name="Textbody">CLEAR_ERRS</text:p>
      <text:p text:style-name="Textbody">Clear existing errors</text:p>
      <text:p text:style-name="Standard"/>
      <text:p text:style-name="Standard">Fixes:</text:p>
      <text:p text:style-name="Standard">1. Populate prss.cmps via team membership</text:p>
      <text:p text:style-name="Standard">2. Eager-fetch Ctp information for each cmp or sbm, rather than having to do so by hand. <text:s/>(Possibly in REST interfac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Dillon</dc:creator>
    <meta:creation-date>2017-11-02T10:33:00Z</meta:creation-date>
    <dc:date>2021-08-06T21:44:00Z</dc:date>
    <meta:template xlink:href="Normal" xlink:type="simple"/>
    <meta:editing-cycles>31</meta:editing-cycles>
    <meta:editing-duration>PT921060S</meta:editing-duration>
    <meta:document-statistic meta:page-count="5" meta:paragraph-count="11" meta:word-count="883" meta:character-count="5910" meta:row-count="41" meta:non-whitespace-character-count="5038"/>
  </office:meta>
</office:document-meta>
</file>